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CommitDisabledH2EmbeddedDatabaseConfigurer.AutoCommitDisabledH2EmbeddedDatabaseConfig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oCommitDisabledH2EmbeddedDatabaseConfigurer.configureConnectionProperties( ConnectionProperties properties , String data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